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justify" style:justify-single-word="false"/>
      <style:text-properties fo:color="#000000" fo:font-size="13.5pt" officeooo:paragraph-rsid="00034e1c" style:font-size-asian="13.5pt" style:font-size-complex="13.5pt"/>
    </style:style>
    <style:style style:name="P2" style:family="paragraph" style:parent-style-name="Standard">
      <style:paragraph-properties fo:margin-top="0cm" fo:margin-bottom="0cm" loext:contextual-spacing="false" fo:line-height="150%" fo:text-align="start" style:justify-single-word="false"/>
      <style:text-properties fo:color="#000000" fo:font-size="22pt" fo:font-weight="bold" officeooo:rsid="0005e5f0" officeooo:paragraph-rsid="0005e5f0" style:font-size-asian="19.25pt" style:font-weight-asian="bold" style:font-size-complex="22pt" style:font-weight-complex="bold"/>
    </style:style>
    <style:style style:name="P3" style:family="paragraph" style:parent-style-name="Standard">
      <style:paragraph-properties fo:margin-top="0cm" fo:margin-bottom="0cm" loext:contextual-spacing="false" fo:line-height="150%" fo:text-align="center" style:justify-single-word="false">
        <style:tab-stops>
          <style:tab-stop style:position="16.988cm" style:leader-style="solid" style:leader-text="_"/>
        </style:tab-stops>
      </style:paragraph-properties>
      <style:text-properties fo:text-transform="uppercase" style:font-name="Times New Roman" fo:font-size="14pt" fo:font-weight="bold" officeooo:paragraph-rsid="00034e1c" style:font-name-asian="Times New Roman1" style:font-size-asian="14pt" style:language-asian="ru" style:country-asian="RU" style:font-weight-asian="bold" style:font-name-complex="Times New Roman1" style:font-size-complex="14pt" style:font-weight-complex="bold"/>
    </style:style>
    <style:style style:name="P4" style:family="paragraph" style:parent-style-name="Standard">
      <style:paragraph-properties fo:margin-top="0cm" fo:margin-bottom="0cm" loext:contextual-spacing="false" fo:line-height="150%" fo:text-align="center" style:justify-single-word="false"/>
      <style:text-properties fo:text-transform="uppercase" style:font-name="Times New Roman" fo:font-size="14pt" fo:font-weight="bold" officeooo:paragraph-rsid="00034e1c" style:font-name-asian="Times New Roman1" style:font-size-asian="14pt" style:language-asian="ru" style:country-asian="RU" style:font-weight-asian="bold" style:font-name-complex="Times New Roman1" style:font-size-complex="14pt" style:font-weight-complex="bold"/>
    </style:style>
    <style:style style:name="P5" style:family="paragraph" style:parent-style-name="Standard">
      <style:paragraph-properties fo:margin-top="0cm" fo:margin-bottom="0cm" loext:contextual-spacing="false" fo:line-height="150%" fo:text-align="center" style:justify-single-word="false"/>
      <style:text-properties officeooo:paragraph-rsid="00034e1c"/>
    </style:style>
    <style:style style:name="P6" style:family="paragraph" style:parent-style-name="Standard">
      <style:paragraph-properties fo:margin-top="0cm" fo:margin-bottom="0cm" loext:contextual-spacing="false" fo:line-height="150%" fo:text-align="end" style:justify-single-word="false">
        <style:tab-stops>
          <style:tab-stop style:position="16.988cm" style:leader-style="solid" style:leader-text="_"/>
        </style:tab-stops>
      </style:paragraph-properties>
      <style:text-properties officeooo:paragraph-rsid="00034e1c"/>
    </style:style>
    <style:style style:name="P7" style:family="paragraph" style:parent-style-name="Standard">
      <style:paragraph-properties fo:margin-top="0cm" fo:margin-bottom="0cm" loext:contextual-spacing="false" fo:line-height="150%" fo:text-align="center" style:justify-single-word="false">
        <style:tab-stops>
          <style:tab-stop style:position="16.988cm" style:leader-style="solid" style:leader-text="_"/>
        </style:tab-stops>
      </style:paragraph-properties>
      <style:text-properties style:font-name="Times New Roman" fo:font-size="14pt" officeooo:paragraph-rsid="00034e1c" style:font-name-asian="Times New Roman1" style:font-size-asian="14pt" style:language-asian="ru" style:country-asian="RU" style:font-name-complex="Times New Roman1" style:font-size-complex="14pt"/>
    </style:style>
    <style:style style:name="P8" style:family="paragraph" style:parent-style-name="Standard">
      <style:paragraph-properties fo:margin-top="0cm" fo:margin-bottom="0cm" loext:contextual-spacing="false" fo:line-height="150%" fo:text-align="end" style:justify-single-word="false"/>
      <style:text-properties style:font-name="Times New Roman" fo:font-size="14pt" officeooo:paragraph-rsid="00034e1c" style:font-name-asian="Times New Roman1" style:font-size-asian="14pt" style:language-asian="ru" style:country-asian="RU" style:font-name-complex="Times New Roman1" style:font-size-complex="14pt"/>
    </style:style>
    <style:style style:name="P9" style:family="paragraph" style:parent-style-name="Standard">
      <style:paragraph-properties fo:margin-top="0cm" fo:margin-bottom="0cm" loext:contextual-spacing="false" fo:line-height="150%">
        <style:tab-stops>
          <style:tab-stop style:position="16.988cm" style:leader-style="solid" style:leader-text="_"/>
        </style:tab-stops>
      </style:paragraph-properties>
      <style:text-properties style:font-name="Times New Roman" fo:font-size="14pt" officeooo:paragraph-rsid="00034e1c" style:font-name-asian="Times New Roman1" style:font-size-asian="14pt" style:language-asian="ru" style:country-asian="RU" style:font-name-complex="Times New Roman1" style:font-size-complex="14pt"/>
    </style:style>
    <style:style style:name="P10" style:family="paragraph" style:parent-style-name="Standard">
      <style:paragraph-properties fo:margin-top="0.423cm" fo:margin-bottom="0cm" loext:contextual-spacing="false" fo:line-height="150%" fo:text-align="center" style:justify-single-word="false"/>
      <style:text-properties style:font-name="Times New Roman" fo:font-size="14pt" officeooo:paragraph-rsid="00034e1c" style:font-name-asian="Times New Roman1" style:font-size-asian="14pt" style:language-asian="ru" style:country-asian="RU" style:font-name-complex="Times New Roman1" style:font-size-complex="14pt"/>
    </style:style>
    <style:style style:name="P11" style:family="paragraph" style:parent-style-name="Standard">
      <style:paragraph-properties fo:margin-top="0.494cm" fo:margin-bottom="0.494cm" loext:contextual-spacing="false" fo:line-height="100%" fo:text-align="center" style:justify-single-word="false"/>
      <style:text-properties fo:color="#000000" style:font-name="Times New Roman" fo:font-size="13.5pt" fo:font-weight="bold" officeooo:paragraph-rsid="00034e1c" style:font-name-asian="Times New Roman1" style:font-size-asian="13.5pt" style:language-asian="ru" style:country-asian="RU" style:font-weight-asian="bold" style:font-name-complex="Times New Roman1" style:font-size-complex="13.5pt"/>
    </style:style>
    <style:style style:name="P12" style:family="paragraph" style:parent-style-name="Standard">
      <style:paragraph-properties fo:margin-top="0.494cm" fo:margin-bottom="0.494cm" loext:contextual-spacing="false" fo:line-height="100%" fo:text-align="center" style:justify-single-word="false"/>
      <style:text-properties fo:color="#000000" style:font-name="Times New Roman" fo:font-size="13.5pt" fo:font-style="italic" fo:font-weight="bold" officeooo:paragraph-rsid="00034e1c" style:font-name-asian="Times New Roman1" style:font-size-asian="13.5pt" style:language-asian="ru" style:country-asian="RU" style:font-style-asian="italic" style:font-weight-asian="bold" style:font-name-complex="Times New Roman1" style:font-size-complex="13.5pt"/>
    </style:style>
    <style:style style:name="P13" style:family="paragraph" style:parent-style-name="Standard">
      <style:paragraph-properties fo:margin-top="0.494cm" fo:margin-bottom="0.494cm" loext:contextual-spacing="false" fo:line-height="100%"/>
      <style:text-properties officeooo:paragraph-rsid="00034e1c"/>
    </style:style>
    <style:style style:name="P14" style:family="paragraph" style:parent-style-name="List_20_Paragraph" style:list-style-name="WWNum1">
      <style:paragraph-properties fo:margin-top="0cm" fo:margin-bottom="0cm" loext:contextual-spacing="true" fo:line-height="150%" fo:text-align="justify" style:justify-single-word="false"/>
      <style:text-properties fo:color="#000000" style:font-name="Times New Roman" fo:font-size="13.5pt" fo:language="ru" fo:country="RU" officeooo:paragraph-rsid="00034e1c" style:font-name-asian="Times New Roman1" style:font-size-asian="13.5pt" style:language-asian="ru" style:country-asian="RU" style:font-name-complex="Times New Roman1" style:font-size-complex="13.5pt"/>
    </style:style>
    <style:style style:name="P15" style:family="paragraph" style:parent-style-name="Standard" style:master-page-name="Standard">
      <style:paragraph-properties fo:margin-top="0cm" fo:margin-bottom="0cm" loext:contextual-spacing="false" fo:line-height="150%" fo:text-align="center" style:justify-single-word="false" style:page-number="auto"/>
      <style:text-properties fo:text-transform="uppercase" style:font-name="Times New Roman" fo:font-size="14pt" fo:font-weight="bold" officeooo:paragraph-rsid="00034e1c" style:font-name-asian="Times New Roman1" style:font-size-asian="14pt" style:language-asian="ru" style:country-asian="RU" style:font-weight-asian="bold" style:font-name-complex="Times New Roman1" style:font-size-complex="14pt" style:font-weight-complex="bold"/>
    </style:style>
    <style:style style:name="P16" style:family="paragraph" style:parent-style-name="Standard">
      <style:paragraph-properties fo:margin-top="0cm" fo:margin-bottom="0cm" loext:contextual-spacing="false" fo:line-height="150%" fo:text-align="justify" style:justify-single-word="false"/>
      <style:text-properties fo:color="#000000" fo:font-size="13.5pt" fo:language="en" fo:country="US" officeooo:paragraph-rsid="00034e1c" style:font-size-asian="13.5pt" style:font-size-complex="13.5pt"/>
    </style:style>
    <style:style style:name="P17" style:family="paragraph" style:parent-style-name="Standard" style:list-style-name="">
      <style:paragraph-properties fo:margin-top="0.423cm" fo:margin-bottom="0.106cm" loext:contextual-spacing="false" fo:line-height="150%" fo:text-align="center" style:justify-single-word="false"/>
      <style:text-properties style:font-name="Times New Roman" fo:font-size="14pt" fo:font-weight="bold" officeooo:paragraph-rsid="00034e1c" style:font-name-asian="Times New Roman1" style:font-size-asian="14pt" style:language-asian="ru" style:country-asian="RU" style:font-weight-asian="bold" style:font-name-complex="Times New Roman1" style:font-size-complex="14pt"/>
    </style:style>
    <style:style style:name="P18" style:family="paragraph">
      <style:paragraph-properties fo:text-align="center"/>
    </style:style>
    <style:style style:name="P19" style:family="paragraph">
      <style:paragraph-properties fo:text-align="center"/>
      <style:text-properties fo:font-size="20pt" style:font-size-asian="20pt" style:font-size-complex="20pt"/>
    </style:style>
    <style:style style:name="P20" style:family="paragraph">
      <loext:graphic-properties draw:fill-color="#780373"/>
      <style:paragraph-properties fo:text-align="center"/>
      <style:text-properties fo:font-size="20pt" style:font-size-asian="20pt" style:font-size-complex="20pt"/>
    </style:style>
    <style:style style:name="P21" style:family="paragraph">
      <loext:graphic-properties draw:fill-color="#ff3838"/>
    </style:style>
    <style:style style:name="P22" style:family="paragraph">
      <style:paragraph-properties fo:text-align="center"/>
      <style:text-properties fo:font-size="28pt" style:font-size-asian="28pt" style:font-size-complex="28pt"/>
    </style:style>
    <style:style style:name="P23" style:family="paragraph">
      <style:paragraph-properties fo:text-align="center"/>
      <style:text-properties fo:font-size="26pt" style:font-size-asian="26pt" style:font-size-complex="26pt"/>
    </style:style>
    <style:style style:name="P24" style:family="paragraph">
      <style:text-properties fo:font-size="28pt" style:font-size-asian="28pt" style:font-size-complex="28pt"/>
    </style:style>
    <style:style style:name="T1" style:family="text">
      <style:text-properties style:font-name="Times New Roman" fo:font-size="14pt" style:font-name-asian="Times New Roman1" style:font-size-asian="14pt" style:language-asian="ru" style:country-asian="RU" style:font-name-complex="Times New Roman1" style:font-size-complex="14pt"/>
    </style:style>
    <style:style style:name="T2" style:family="text">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T3" style:family="text">
      <style:text-properties style:font-name="Times New Roman" fo:font-size="14pt" fo:language="uk" fo:country="UA" officeooo:rsid="0017b53a" style:font-name-asian="Times New Roman1" style:font-size-asian="14pt" style:language-asian="ru" style:country-asian="RU" style:font-name-complex="Times New Roman1" style:font-size-complex="14pt"/>
    </style:style>
    <style:style style:name="T4" style:family="text">
      <style:text-properties fo:color="#000000" style:font-name="Times New Roman" fo:font-size="13.5pt" fo:font-style="italic" style:font-name-asian="Times New Roman1" style:font-size-asian="13.5pt" style:language-asian="ru" style:country-asian="RU" style:font-style-asian="italic" style:font-name-complex="Times New Roman1" style:font-size-complex="13.5pt"/>
    </style:style>
    <style:style style:name="T5" style:family="text">
      <style:text-properties fo:color="#000000" style:font-name="Times New Roman" fo:font-size="13.5pt" style:font-name-asian="Times New Roman1" style:font-size-asian="13.5pt" style:language-asian="ru" style:country-asian="RU" style:font-name-complex="Times New Roman1" style:font-size-complex="13.5pt"/>
    </style:style>
    <style:style style:name="T6" style:family="text">
      <style:text-properties fo:color="#000000" style:font-name="Times New Roman" fo:font-size="13.5pt" fo:font-weight="bold" style:font-name-asian="Times New Roman1" style:font-size-asian="13.5pt" style:language-asian="ru" style:country-asian="RU" style:font-weight-asian="bold" style:font-name-complex="Times New Roman1" style:font-size-complex="13.5pt"/>
    </style:style>
    <style:style style:name="T7" style:family="text">
      <style:text-properties fo:font-weight="normal" style:font-weight-asian="normal" style:font-weight-complex="normal"/>
    </style:style>
    <style:style style:name="T8" style:family="text">
      <style:text-properties fo:font-size="20pt" style:font-size-asian="20pt" style:font-size-complex="20pt"/>
    </style:style>
    <style:style style:name="T9" style:family="text">
      <style:text-properties fo:font-size="28pt" style:font-size-asian="28pt" style:font-size-complex="28pt"/>
    </style:style>
    <style:style style:name="T10" style:family="text">
      <style:text-properties fo:font-size="26pt" style:font-size-asian="26pt" style:font-size-complex="26pt"/>
    </style:style>
    <style:style style:name="gr1" style:family="graphic">
      <style:graphic-properties draw:textarea-horizontal-align="justify" draw:textarea-vertical-align="middle" draw:auto-grow-height="false" fo:min-height="2.955cm" fo:min-width="5.9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3.14cm" fo:min-width="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2.096cm" fo:min-width="0.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3.163cm" fo:min-width="6.8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963cm" fo:min-width="0.2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780373" draw:textarea-horizontal-align="justify" draw:textarea-vertical-align="middle" draw:auto-grow-height="false" fo:min-height="1.748cm" fo:min-width="4.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34cm" fo:min-width="4.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2.228cm" fo:min-width="0.3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1.122cm" fo:min-width="0.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3.283cm" fo:min-width="4.3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3.283cm" fo:min-width="4.2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212cm" fo:min-width="2.7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3.283cm" fo:min-width="6.8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3.341cm" fo:min-width="7.3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3.283cm" fo:min-width="7.3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212cm" fo:min-width="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3.161cm" fo:min-width="4.6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3.161cm" fo:min-width="4.7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3.161cm" fo:min-width="4.3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5.96cm" fo:min-width="4.2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6.576cm" fo:min-width="5.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0.381cm" fo:min-width="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1.326cm" fo:min-width="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466cm" fo:min-width="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2.009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0.409cm" fo:min-width="2.6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0.395cm" fo:min-width="2.1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1.901cm" fo:min-width="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fo:min-height="1.729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0.783cm" fo:min-width="4.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color="#ff3838" draw:textarea-horizontal-align="justify" draw:textarea-vertical-align="middle" draw:auto-grow-height="false" fo:min-height="2.277cm" fo:min-width="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1.729cm" fo:min-width="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textarea-horizontal-align="justify" draw:textarea-vertical-align="middle" draw:auto-grow-height="false" fo:min-height="0.79cm" fo:min-width="4.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textarea-horizontal-align="justify" draw:textarea-vertical-align="middle" draw:auto-grow-height="false" fo:min-height="3.383cm" fo:min-width="0.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textarea-horizontal-align="justify" draw:textarea-vertical-align="middle" draw:auto-grow-height="false" fo:min-height="2.469cm" fo:min-width="0.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textarea-horizontal-align="justify" draw:textarea-vertical-align="middle" draw:auto-grow-height="false" fo:min-height="4.198cm" fo:min-width="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textarea-horizontal-align="justify" draw:textarea-vertical-align="middle" draw:auto-grow-height="false" fo:min-height="2.568cm" fo:min-width="0.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textarea-horizontal-align="justify" draw:textarea-vertical-align="middle" draw:auto-grow-height="false" fo:min-height="2.148cm" fo:min-width="0.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textarea-horizontal-align="justify" draw:textarea-vertical-align="middle" draw:auto-grow-height="false" fo:min-height="1.203cm" fo:min-width="2.249cm" fo:wrap-option="no-wrap" style:run-through="foreground" style:wrap="run-through" style:number-wrapped-paragraphs="no-limit" style:vertical-pos="from-top" style:vertical-rel="paragraph" style:horizontal-pos="from-left" style:horizontal-rel="paragraph"/>
    </style:style>
    <style:style style:name="gr40" style:family="graphic">
      <style:graphic-properties draw:textarea-horizontal-align="justify" draw:textarea-vertical-align="middle" draw:auto-grow-height="false" fo:min-height="1.101cm" fo:min-width="2.039cm" fo:wrap-option="no-wrap" style:run-through="foreground" style:wrap="run-through" style:number-wrapped-paragraphs="no-limit" style:vertical-pos="from-top" style:vertical-rel="paragraph" style:horizontal-pos="from-left" style:horizontal-rel="paragraph"/>
    </style:style>
    <style:style style:name="gr41" style:family="graphic">
      <style:graphic-properties draw:textarea-horizontal-align="justify" draw:textarea-vertical-align="middle" draw:auto-grow-height="false" fo:min-height="1.178cm" fo:min-width="2.067cm" style:run-through="foreground" style:wrap="run-through" style:number-wrapped-paragraphs="no-limit" style:vertical-pos="from-top" style:vertical-rel="paragraph" style:horizontal-pos="from-left" style:horizontal-rel="paragraph"/>
    </style:style>
    <style:style style:name="gr42" style:family="graphic">
      <style:graphic-properties draw:textarea-vertical-align="middle" draw:auto-grow-height="false" fo:min-height="2.277cm" fo:min-width="0.87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Міністерство освіти і науки, МОЛОДІ І СПОРТУ України</text:p>
      <text:p text:style-name="P4">Національний технічний університет України</text:p>
      <text:p text:style-name="P4">«Київський політехнічний інститут»</text:p>
      <text:p text:style-name="P4"/>
      <text:p text:style-name="P3">Кафедра конструювання ЕОА</text:p>
      <text:p text:style-name="P3"/>
      <text:p text:style-name="P3"/>
      <text:p text:style-name="P3"/>
      <text:p text:style-name="P3"/>
      <text:h text:style-name="P17" text:outline-level="7">ЗВІТ</text:h>
      <text:p text:style-name="P5"><text:span text:style-name="T1">з лабораторної роботи №</text:span><text:span text:style-name="T2">2</text:span><text:span text:style-name="T1"><text:line-break/>по курсу «Алгоритмічні мови та програмування – 2»<text:line-break/>на тему «Алгоритми сортування»</text:span></text:p>
      <text:p text:style-name="P7"/>
      <text:p text:style-name="P7"/>
      <text:p text:style-name="P8">Виконав:<text:tab/><text:tab/><text:tab/></text:p>
      <text:p text:style-name="P6"><text:span text:style-name="T1">студент гр. ДК-</text:span><text:span text:style-name="T2">91</text:span></text:p>
      <text:p text:style-name="P6"><text:span text:style-name="T3">Тисяк Є. В</text:span><text:span text:style-name="T1">.</text:span></text:p>
      <text:p text:style-name="P8">Перевірив:<text:tab/><text:tab/><text:tab/></text:p>
      <text:p text:style-name="P8">ст. викладач</text:p>
      <text:p text:style-name="P8">Губар В.Г.</text:p>
      <text:p text:style-name="P9"/>
      <text:p text:style-name="P9"/>
      <text:p text:style-name="P9"/>
      <text:p text:style-name="P9"/>
      <text:p text:style-name="P9"/>
      <text:p text:style-name="P9"/>
      <text:p text:style-name="P9"/>
      <text:p text:style-name="P10">Київ – 2020</text:p>
      <text:p text:style-name="P11"><text:soft-page-break/>Лабораторна робота №2</text:p>
      <text:p text:style-name="P12">Сортування</text:p>
      <text:p text:style-name="P13"><text:span text:style-name="T4">Тема роботи: </text:span><text:span text:style-name="T5">алгоритми сортування</text:span></text:p>
      <text:p text:style-name="P13"><text:span text:style-name="T4">Мета роботи: </text:span><text:span text:style-name="T5">ознайомлення з алгоритмами сортування</text:span></text:p>
      <text:p text:style-name="P13"><text:span text:style-name="T6">Завдання </text:span><text:span text:style-name="T5">:</text:span></text:p>
      <text:list xml:id="list1385404159" text:style-name="WWNum1">
        <text:list-item>
          <text:p text:style-name="P14">Ознайомлення з простими алгоритмами сортування: бульбашки, вибору, вставки</text:p>
        </text:list-item>
        <text:list-item>
          <text:p text:style-name="P14">Визначити складність кожного з алгоритмів сортування та від чого залежить складність</text:p>
        </text:list-item>
        <text:list-item>
          <text:p text:style-name="P14">Практично визначити час сортування, що затрачений кожним з алгоритмів для сортування </text:p>
        </text:list-item>
      </text:list>
      <text:p text:style-name="P1">7. Отримати масив символів (a-z, 0-9) з файлу. Сортувати по спаданню значень символів. Результат записати до файлу</text:p>
      <text:p text:style-name="P1"/>
      <text:p text:style-name="P1"><draw:custom-shape text:anchor-type="paragraph" draw:z-index="0" draw:name="Фігура1" draw:style-name="gr1" draw:text-style-name="P19" svg:width="5.972cm" svg:height="2.955cm" svg:x="-0.402cm" svg:y="-0.004cm"><text:p text:style-name="P18"><text:span text:style-name="T8">Відкриття файла</text:span></text:p><text:p text:style-name="P18"><text:span text:style-name="T8"><text:s/></text:span><text:span text:style-name="T8">Для читання</text:span></text:p><draw:enhanced-geometry svg:viewBox="0 0 21600 21600" draw:glue-points="10800 0 0 10800 10800 21600 21600 10800" draw:type="flowchart-process" draw:enhanced-path="M 0 0 L 21600 0 21600 21600 0 21600 0 0 Z N"/></draw:custom-shape></text:p>
      <text:p text:style-name="P1"><draw:custom-shape text:anchor-type="paragraph" draw:z-index="6" draw:name="Фігура7" draw:style-name="gr7" svg:width="4.749cm" svg:height="0.68cm" svg:x="6.645cm" svg:y="0.12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name="Фігура6" draw:style-name="gr6" draw:text-style-name="P20" svg:width="4.851cm" svg:height="2.476cm" svg:x="12.689cm" svg:y="-0.183cm"><text:p text:style-name="P18"><text:span text:style-name="T8">Початок</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1"/>
      <text:p text:style-name="P1"/>
      <text:p text:style-name="P1"><draw:custom-shape text:anchor-type="paragraph" draw:z-index="7" draw:name="Фігура5" draw:style-name="gr8" svg:width="0.743cm" svg:height="2.546cm" svg:x="2.39cm" svg:y="0.26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
      <text:p text:style-name="P1"><draw:custom-shape text:anchor-type="paragraph" draw:z-index="1" draw:name="Фігура2" draw:style-name="gr2" draw:text-style-name="P19" svg:width="6.351cm" svg:height="3.14cm" svg:x="-0.476cm" svg:y="0.039cm"><text:p text:style-name="P18"><text:span text:style-name="T8">Перевірка на</text:span></text:p><text:p text:style-name="P18"><text:span text:style-name="T8">Наявність вмісту </text:span></text:p><draw:enhanced-geometry svg:viewBox="0 0 21600 21600" draw:glue-points="10800 0 0 10800 10800 21600 21600 10800" draw:type="flowchart-process" draw:enhanced-path="M 0 0 L 21600 0 21600 21600 0 21600 0 0 Z N"/></draw:custom-shape><draw:custom-shape text:anchor-type="paragraph" draw:z-index="3" draw:name="Фігура4" draw:style-name="gr4" draw:text-style-name="P19" svg:width="6.802cm" svg:height="3.163cm" svg:x="10.275cm" svg:y="0.053cm"><text:p text:style-name="P18"><text:span text:style-name="T8">Перенесення курсору </text:span></text:p><text:p text:style-name="P18"><text:span text:style-name="T8">На кінець тексту</text:span></text:p><draw:enhanced-geometry svg:viewBox="0 0 21600 21600" draw:glue-points="10800 0 0 10800 10800 21600 21600 10800" draw:type="flowchart-process" draw:enhanced-path="M 0 0 L 21600 0 21600 21600 0 21600 0 0 Z N"/></draw:custom-shape></text:p>
      <text:p text:style-name="P1"><draw:custom-shape text:anchor-type="paragraph" draw:z-index="11" draw:name="Фігура9" draw:style-name="gr12" svg:width="3.105cm" svg:height="0.424cm" svg:x="6.539cm" svg:y="0.85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Фігура5" draw:style-name="gr9" svg:width="0.645cm" svg:height="1.281cm" svg:x="13.511cm" svg:y="2.6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
      <text:p text:style-name="P1"><draw:custom-shape text:anchor-type="paragraph" draw:z-index="12" draw:name="Фігура8" draw:style-name="gr13" draw:text-style-name="P19" svg:width="6.802cm" svg:height="3.283cm" svg:x="10.694cm" svg:y="-1.586cm"><text:p text:style-name="P18"><text:span text:style-name="T8">Визначаємо кількість</text:span></text:p><text:p text:style-name="P18"><text:span text:style-name="T8"><text:s/></text:span><text:span text:style-name="T8">Елементів (n)</text:span></text:p><draw:enhanced-geometry svg:viewBox="0 0 21600 21600" draw:glue-points="10800 0 0 10800 10800 21600 21600 10800" draw:type="flowchart-process" draw:enhanced-path="M 0 0 L 21600 0 21600 21600 0 21600 0 0 Z N"/></draw:custom-shape><draw:custom-shape text:anchor-type="paragraph" draw:z-index="13" draw:name="Фігура9" draw:style-name="gr14" draw:text-style-name="P19" svg:width="7.302cm" svg:height="3.342cm" svg:x="-0.489cm" svg:y="-1.61cm"><text:p text:style-name="P18"><text:span text:style-name="T8">Переносимо курсор на </text:span></text:p><text:p text:style-name="P18"><text:span text:style-name="T8">початок файлу</text:span></text:p><draw:enhanced-geometry svg:viewBox="0 0 21600 21600" draw:glue-points="10800 0 0 10800 10800 21600 21600 10800" draw:type="flowchart-process" draw:enhanced-path="M 0 0 L 21600 0 21600 21600 0 21600 0 0 Z N"/></draw:custom-shape><draw:custom-shape text:anchor-type="paragraph" draw:z-index="28" draw:name="Фігура19" draw:style-name="gr26" svg:width="2.992cm" svg:height="0.819cm" svg:x="7.103cm" svg:y="-0.8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P1"/>
      <text:p text:style-name="P1"/>
      <text:p text:style-name="P1"><draw:custom-shape text:anchor-type="paragraph" draw:z-index="4" draw:name="Фігура3" draw:style-name="gr5" svg:width="0.595cm" svg:height="2.243cm" svg:x="3.237cm" svg:y="0.00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draw:custom-shape text:anchor-type="paragraph" draw:z-index="15" draw:name="Фігура8" draw:style-name="gr15" draw:text-style-name="P19" svg:width="7.383cm" svg:height="3.283cm" svg:x="10.8cm" svg:y="-0.175cm"><text:p text:style-name="P18"><text:span text:style-name="T8">Заповнюємо цей масив </text:span></text:p><text:p text:style-name="P18"><text:span text:style-name="T8">Елементами файла</text:span></text:p><draw:enhanced-geometry svg:viewBox="0 0 21600 21600" draw:glue-points="10800 0 0 10800 10800 21600 21600 10800" draw:type="flowchart-process" draw:enhanced-path="M 0 0 L 21600 0 21600 21600 0 21600 0 0 Z N"/></draw:custom-shape><draw:custom-shape text:anchor-type="paragraph" draw:z-index="14" draw:name="Фігура8" draw:style-name="gr13" draw:text-style-name="P19" svg:width="6.802cm" svg:height="3.283cm" svg:x="-0.032cm" svg:y="0.266cm"><text:p text:style-name="P18"><text:span text:style-name="T8">Створюємо масив </text:span></text:p><text:p text:style-name="P18"><text:span text:style-name="T8">кількість </text:span></text:p><text:p text:style-name="P18"><text:span text:style-name="T8">n елементів</text:span></text:p><draw:enhanced-geometry svg:viewBox="0 0 21600 21600" draw:glue-points="10800 0 0 10800 10800 21600 21600 10800" draw:type="flowchart-process" draw:enhanced-path="M 0 0 L 21600 0 21600 21600 0 21600 0 0 Z N"/></draw:custom-shape></text:p>
      <text:p text:style-name="P1"/>
      <text:p text:style-name="P1"><draw:custom-shape text:anchor-type="paragraph" draw:z-index="16" draw:name="Фігура9" draw:style-name="gr16" svg:width="2.484cm" svg:height="0.424cm" svg:x="7.696cm" svg:y="-0.1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draw:custom-shape text:anchor-type="paragraph" draw:z-index="2" draw:name="Фігура3" draw:style-name="gr3" svg:width="0.676cm" svg:height="2.394cm" svg:x="15.767cm" svg:y="0.25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draw:custom-shape text:anchor-type="paragraph" draw:z-index="21" draw:name="Фігура8" draw:style-name="gr13" draw:text-style-name="P18" svg:width="6.802cm" svg:height="3.283cm" svg:x="5.447cm" svg:y="-0.012cm"><text:p text:style-name="P18"><text:span text:style-name="T8">Отримуєм значення</text:span></text:p><text:p text:style-name="P18"><text:span text:style-name="T8"><text:s/></text:span><text:span text:style-name="T8">ключа K</text:span></text:p><draw:enhanced-geometry svg:viewBox="0 0 21600 21600" draw:glue-points="10800 0 0 10800 10800 21600 21600 10800" draw:type="flowchart-process" draw:enhanced-path="M 0 0 L 21600 0 21600 21600 0 21600 0 0 Z N"/></draw:custom-shape></text:p>
      <text:p text:style-name="P1"><draw:custom-shape text:anchor-type="paragraph" draw:z-index="24" draw:name="Фігура14" draw:style-name="gr22" svg:width="2.4cm" svg:height="0.763cm" svg:x="12.409cm" svg:y="0.43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
      <text:p text:style-name="P1"><draw:custom-shape text:anchor-type="paragraph" draw:z-index="25" draw:name="Фігура16" draw:style-name="gr23" svg:width="1.271cm" svg:height="1.516cm" svg:x="8.063cm" svg:y="-0.13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draw:custom-shape text:anchor-type="paragraph" draw:z-index="33" draw:name="Фігура29" draw:style-name="gr31" draw:text-style-name="P21" svg:width="4.347cm" svg:height="4.553cm" svg:x="6.369cm" svg:y="0.467cm"><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58" draw:name="Фігура30" draw:style-name="gr40" draw:text-style-name="P23" svg:width="2.202cm" svg:height="1.186cm" svg:x="11.478cm" svg:y="0.448cm"><text:p text:style-name="P18"><text:span text:style-name="T10">K=3</text:span></text:p><draw:enhanced-geometry svg:viewBox="0 0 21600 21600" draw:text-areas="800 800 20800 20800" draw:type="round-rectangular-callout" draw:modifiers="2334.66773418735 34855.274888558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7" draw:name="Фігура28" draw:style-name="gr39" draw:text-style-name="P22" svg:width="2.428cm" svg:height="1.299cm" svg:x="3.942cm" svg:y="0.25cm"><text:p text:style-name="P18"><text:span text:style-name="T9">K=1</text:span></text:p><draw:enhanced-geometry svg:viewBox="0 0 21600 21600" draw:text-areas="800 800 20800 20800" draw:type="round-rectangular-callout" draw:modifiers="2211.76470588235 36664.31478968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6"><draw:custom-shape text:anchor-type="paragraph" draw:z-index="34" draw:name="Фігура8" draw:style-name="gr11" draw:text-style-name="P19" svg:width="4.216cm" svg:height="3.283cm" svg:x="14.628cm" svg:y="-0.245cm"><text:p text:style-name="P18"><text:span text:style-name="T8">Запускаємо </text:span></text:p><text:p text:style-name="P18"><text:span text:style-name="T8">таймер</text:span></text:p><draw:enhanced-geometry svg:viewBox="0 0 21600 21600" draw:glue-points="10800 0 0 10800 10800 21600 21600 10800" draw:type="flowchart-process" draw:enhanced-path="M 0 0 L 21600 0 21600 21600 0 21600 0 0 Z N"/></draw:custom-shape><draw:custom-shape text:anchor-type="paragraph" draw:z-index="10" draw:name="Фігура8" draw:style-name="gr11" draw:text-style-name="P19" svg:width="4.216cm" svg:height="3.283cm" svg:x="-1.572cm" svg:y="0.273cm"><text:p text:style-name="P18"><text:span text:style-name="T8">Запускаємо </text:span></text:p><text:p text:style-name="P18"><text:span text:style-name="T8">таймер</text:span></text:p><draw:enhanced-geometry svg:viewBox="0 0 21600 21600" draw:glue-points="10800 0 0 10800 10800 21600 21600 10800" draw:type="flowchart-process" draw:enhanced-path="M 0 0 L 21600 0 21600 21600 0 21600 0 0 Z N"/></draw:custom-shape></text:p>
      <text:p text:style-name="P1"><draw:custom-shape text:anchor-type="paragraph" draw:z-index="26" draw:name="Фігура17" draw:style-name="gr24" svg:width="2.287cm" svg:height="0.932cm" svg:x="11.252cm" svg:y="-0.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name="Фігура20" draw:style-name="gr27" svg:width="2.428cm" svg:height="0.791cm" svg:x="3.237cm" svg:y="0.09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draw:custom-shape text:anchor-type="paragraph" draw:z-index="59" draw:name="Фігура31" draw:style-name="gr41" draw:text-style-name="P24" svg:width="2.23cm" svg:height="1.271cm" svg:x="10.123cm" svg:y="-0.062cm"><text:p><text:span text:style-name="T9">K=2</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60" draw:name="Фігура32" draw:style-name="gr42" draw:text-style-name="P18" svg:width="0.876cm" svg:height="2.278cm" svg:x="8.966cm" svg:y="-0.053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draw:custom-shape text:anchor-type="paragraph" draw:z-index="27" draw:name="Фігура18" draw:style-name="gr25" svg:width="0.622cm" svg:height="2.296cm" svg:x="8.091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name="Фігура10" draw:style-name="gr17" draw:text-style-name="P18" svg:width="4.686cm" svg:height="3.162cm" svg:x="14.215cm" svg:y="0.545cm"><text:p text:style-name="P18"><text:span text:style-name="T8">Сортуємо </text:span></text:p><text:p text:style-name="P18"><text:span text:style-name="T8">способом</text:span></text:p><text:p text:style-name="P18"><text:span text:style-name="T8">бульбашки</text:span></text:p><draw:enhanced-geometry svg:viewBox="0 0 21600 21600" draw:glue-points="10800 0 0 10800 10800 21600 21600 10800" draw:type="flowchart-process" draw:enhanced-path="M 0 0 L 21600 0 21600 21600 0 21600 0 0 Z N"/></draw:custom-shape><draw:custom-shape text:anchor-type="paragraph" draw:z-index="30" draw:name="Фігура25" draw:style-name="gr28" svg:width="1.271cm" svg:height="2.174cm" svg:x="-0.093cm" svg:y="0.07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draw:custom-shape text:anchor-type="paragraph" draw:z-index="35" draw:name="Фігура8" draw:style-name="gr11" draw:text-style-name="P19" svg:width="4.216cm" svg:height="3.283cm" svg:x="6.359cm" svg:y="0.513cm"><text:p text:style-name="P18"><text:span text:style-name="T8">Запускаємо </text:span></text:p><text:p text:style-name="P18"><text:span text:style-name="T8">таймер</text:span></text:p><draw:enhanced-geometry svg:viewBox="0 0 21600 21600" draw:glue-points="10800 0 0 10800 10800 21600 21600 10800" draw:type="flowchart-process" draw:enhanced-path="M 0 0 L 21600 0 21600 21600 0 21600 0 0 Z N"/></draw:custom-shape><draw:custom-shape text:anchor-type="paragraph" draw:z-index="19" draw:name="Фігура10" draw:style-name="gr19" draw:text-style-name="P18" svg:width="4.335cm" svg:height="3.162cm" svg:x="-1.831cm" svg:y="0.393cm"><text:p text:style-name="P18"><text:span text:style-name="T8">Сортуємо </text:span></text:p><text:p text:style-name="P18"><text:span text:style-name="T8">способом</text:span></text:p><text:p text:style-name="P18"><text:span text:style-name="T8">вставки</text:span></text:p><draw:enhanced-geometry svg:viewBox="0 0 21600 21600" draw:glue-points="10800 0 0 10800 10800 21600 21600 10800" draw:type="flowchart-process" draw:enhanced-path="M 0 0 L 21600 0 21600 21600 0 21600 0 0 Z N"/></draw:custom-shape></text:p>
      <text:p text:style-name="P1"/>
      <text:p text:style-name="P1"><draw:custom-shape text:anchor-type="paragraph" draw:z-index="31" draw:name="Фігура27" draw:style-name="gr29" svg:width="1.243cm" svg:height="1.976cm" svg:x="15.852cm" svg:y="0.5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draw:custom-shape text:anchor-type="paragraph" draw:z-index="36" draw:name="Фігура8" draw:style-name="gr10" draw:text-style-name="P18" svg:width="4.366cm" svg:height="3.283cm" svg:x="14.45cm" svg:y="-1.443cm"><text:p text:style-name="P18"><text:span text:style-name="T8">Зупиняємо</text:span></text:p><text:p text:style-name="P18"><text:span text:style-name="T8"><text:s/></text:span><text:span text:style-name="T8">таймер</text:span></text:p><draw:enhanced-geometry svg:viewBox="0 0 21600 21600" draw:glue-points="10800 0 0 10800 10800 21600 21600 10800" draw:type="flowchart-process" draw:enhanced-path="M 0 0 L 21600 0 21600 21600 0 21600 0 0 Z N"/></draw:custom-shape><draw:custom-shape text:anchor-type="paragraph" draw:z-index="39" draw:name="Фігура27" draw:style-name="gr29" svg:width="1.243cm" svg:height="1.976cm" svg:x="8.204cm" svg:y="-1.6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7" draw:name="Фігура27" draw:style-name="gr32" svg:width="0.989cm" svg:height="1.976cm" svg:x="-0.263cm" svg:y="-1.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1"><draw:custom-shape text:anchor-type="paragraph" draw:z-index="9" draw:name="Фігура8" draw:style-name="gr10" draw:text-style-name="P18" svg:width="4.366cm" svg:height="3.283cm" svg:x="-1.806cm" svg:y="0.028cm"><text:p text:style-name="P18"><text:span text:style-name="T8">Зупиняємо</text:span></text:p><text:p text:style-name="P18"><text:span text:style-name="T8"><text:s/></text:span><text:span text:style-name="T8">таймер</text:span></text:p><draw:enhanced-geometry svg:viewBox="0 0 21600 21600" draw:glue-points="10800 0 0 10800 10800 21600 21600 10800" draw:type="flowchart-process" draw:enhanced-path="M 0 0 L 21600 0 21600 21600 0 21600 0 0 Z N"/></draw:custom-shape><draw:custom-shape text:anchor-type="paragraph" draw:z-index="18" draw:name="Фігура10" draw:style-name="gr18" draw:text-style-name="P18" svg:width="4.714cm" svg:height="3.162cm" svg:x="6.482cm" svg:y="-0.153cm"><text:p text:style-name="P18"><text:span text:style-name="T8">Сортуємо </text:span></text:p><text:p text:style-name="P18"><text:span text:style-name="T8">способом</text:span></text:p><text:p text:style-name="P18"><text:span text:style-name="T8">вибору</text:span></text:p><draw:enhanced-geometry svg:viewBox="0 0 21600 21600" draw:glue-points="10800 0 0 10800 10800 21600 21600 10800" draw:type="flowchart-process" draw:enhanced-path="M 0 0 L 21600 0 21600 21600 0 21600 0 0 Z N"/></draw:custom-shape></text:p>
      <text:p text:style-name="P1"/>
      <text:p text:style-name="P1"><draw:custom-shape text:anchor-type="paragraph" draw:z-index="41" draw:name="Фігура27" draw:style-name="gr29" svg:width="1.243cm" svg:height="1.976cm" svg:x="16.219cm" svg:y="0.10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draw:custom-shape text:anchor-type="paragraph" draw:z-index="46" draw:name="Фігура27" draw:style-name="gr32" svg:width="0.989cm" svg:height="1.976cm" svg:x="8.373cm" svg:y="0.00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draw:custom-shape text:anchor-type="paragraph" draw:z-index="40" draw:name="Фігура27" draw:style-name="gr29" svg:width="1.243cm" svg:height="1.976cm" svg:x="-0.235cm" svg:y="-0.2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draw:custom-shape text:anchor-type="paragraph" draw:z-index="47" draw:name="Фігура11" draw:style-name="gr20" draw:text-style-name="P19" svg:width="4.254cm" svg:height="5.961cm" svg:x="14.385cm" svg:y="0.053cm"><text:p text:style-name="P18"><text:span text:style-name="T8">Визначаємо </text:span></text:p><text:p text:style-name="P18"><text:span text:style-name="T8">час</text:span></text:p><text:p text:style-name="P18"><text:span text:style-name="T8">Затрачений</text:span></text:p><text:p text:style-name="P18"><text:span text:style-name="T8"><text:s/></text:span><text:span text:style-name="T8">на </text:span></text:p><text:p text:style-name="P18"><text:span text:style-name="T8">сортування</text:span></text:p><draw:enhanced-geometry svg:viewBox="0 0 21600 21600" draw:glue-points="10800 0 0 10800 10800 21600 21600 10800" draw:type="flowchart-process" draw:enhanced-path="M 0 0 L 21600 0 21600 21600 0 21600 0 0 Z N"/></draw:custom-shape></text:p>
      <text:p text:style-name="P1"><draw:custom-shape text:anchor-type="paragraph" draw:z-index="42" draw:name="Фігура8" draw:style-name="gr10" draw:text-style-name="P18" svg:width="4.366cm" svg:height="3.283cm" svg:x="6.745cm" svg:y="0.021cm"><text:p text:style-name="P18"><text:span text:style-name="T8">Зупиняємо</text:span></text:p><text:p text:style-name="P18"><text:span text:style-name="T8"><text:s/></text:span><text:span text:style-name="T8">таймер</text:span></text:p><draw:enhanced-geometry svg:viewBox="0 0 21600 21600" draw:glue-points="10800 0 0 10800 10800 21600 21600 10800" draw:type="flowchart-process" draw:enhanced-path="M 0 0 L 21600 0 21600 21600 0 21600 0 0 Z N"/></draw:custom-shape></text:p>
      <text:p text:style-name="P1"><draw:custom-shape text:anchor-type="paragraph" draw:z-index="20" draw:name="Фігура11" draw:style-name="gr20" draw:text-style-name="P19" svg:width="4.254cm" svg:height="5.961cm" svg:x="-1.665cm" svg:y="-0.064cm"><text:p text:style-name="P18"><text:span text:style-name="T8">Визначаємо </text:span></text:p><text:p text:style-name="P18"><text:span text:style-name="T8">час</text:span></text:p><text:p text:style-name="P18"><text:span text:style-name="T8">Затрачений</text:span></text:p><text:p text:style-name="P18"><text:span text:style-name="T8"><text:s/></text:span><text:span text:style-name="T8">на </text:span></text:p><text:p text:style-name="P18"><text:span text:style-name="T8">сортування</text:span></text:p><draw:enhanced-geometry svg:viewBox="0 0 21600 21600" draw:glue-points="10800 0 0 10800 10800 21600 21600 10800" draw:type="flowchart-process" draw:enhanced-path="M 0 0 L 21600 0 21600 21600 0 21600 0 0 Z N"/></draw:custom-shape></text:p>
      <text:p text:style-name="P1"/>
      <text:p text:style-name="P1"/>
      <text:p text:style-name="P1"><draw:custom-shape text:anchor-type="paragraph" draw:z-index="45" draw:name="Фігура27" draw:style-name="gr32" svg:width="0.989cm" svg:height="1.976cm" svg:x="8.317cm" svg:y="0.26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draw:custom-shape text:anchor-type="paragraph" draw:z-index="43" draw:name="Фігура27" draw:style-name="gr32" svg:width="0.989cm" svg:height="1.976cm" svg:x="16.021cm" svg:y="0.25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8" draw:name="Фігура11" draw:style-name="gr20" draw:text-style-name="P19" svg:width="4.254cm" svg:height="5.961cm" svg:x="6.886cm" svg:y="0.152cm"><text:p text:style-name="P18"><text:span text:style-name="T8">Визначаємо </text:span></text:p><text:p text:style-name="P18"><text:span text:style-name="T8">час</text:span></text:p><text:p text:style-name="P18"><text:span text:style-name="T8">Затрачений</text:span></text:p><text:p text:style-name="P18"><text:span text:style-name="T8"><text:s/></text:span><text:span text:style-name="T8">на </text:span></text:p><text:p text:style-name="P18"><text:span text:style-name="T8">сортування</text:span></text:p><draw:enhanced-geometry svg:viewBox="0 0 21600 21600" draw:glue-points="10800 0 0 10800 10800 21600 21600 10800" draw:type="flowchart-process" draw:enhanced-path="M 0 0 L 21600 0 21600 21600 0 21600 0 0 Z N"/></draw:custom-shape></text:p>
      <text:p text:style-name="P1"/>
      <text:p text:style-name="P1"><draw:custom-shape text:anchor-type="paragraph" draw:z-index="38" draw:name="Фігура27" draw:style-name="gr29" svg:width="1.243cm" svg:height="1.976cm" svg:x="0.019cm" svg:y="-0.14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draw:custom-shape text:anchor-type="paragraph" draw:z-index="49" draw:name="Фігура12" draw:style-name="gr21" draw:text-style-name="P19" svg:width="5.053cm" svg:height="6.577cm" svg:x="13.437cm" svg:y="0.457cm"><text:p text:style-name="P18"><text:span text:style-name="T8">Виводимо </text:span></text:p><text:p text:style-name="P18"><text:span text:style-name="T8">на екран </text:span></text:p><text:p text:style-name="P18"><text:span text:style-name="T8">посортований</text:span></text:p><text:p text:style-name="P18"><text:span text:style-name="T8">Масив і час</text:span></text:p><text:p text:style-name="P18"><text:span text:style-name="T8"><text:s/></text:span><text:span text:style-name="T8">затрачений</text:span></text:p><text:p text:style-name="P18"><text:span text:style-name="T8"><text:s/></text:span><text:span text:style-name="T8">на сортування</text:span></text:p><draw:enhanced-geometry svg:viewBox="0 0 21600 21600" draw:glue-points="10800 0 0 10800 10800 21600 21600 10800" draw:type="flowchart-process" draw:enhanced-path="M 0 0 L 21600 0 21600 21600 0 21600 0 0 Z N"/></draw:custom-shape></text:p>
      <text:p text:style-name="P1"/>
      <text:p text:style-name="P1"><draw:custom-shape text:anchor-type="paragraph" draw:z-index="22" draw:name="Фігура12" draw:style-name="gr21" draw:text-style-name="P19" svg:width="5.053cm" svg:height="6.577cm" svg:x="-1.944cm" svg:y="-0.212cm"><text:p text:style-name="P18"><text:span text:style-name="T8">Виводимо </text:span></text:p><text:p text:style-name="P18"><text:span text:style-name="T8">на екран </text:span></text:p><text:p text:style-name="P18"><text:span text:style-name="T8">посортований</text:span></text:p><text:p text:style-name="P18"><text:span text:style-name="T8">Масив і час</text:span></text:p><text:p text:style-name="P18"><text:span text:style-name="T8"><text:s/></text:span><text:span text:style-name="T8">затрачений</text:span></text:p><text:p text:style-name="P18"><text:span text:style-name="T8"><text:s/></text:span><text:span text:style-name="T8">на сортування</text:span></text:p><draw:enhanced-geometry svg:viewBox="0 0 21600 21600" draw:glue-points="10800 0 0 10800 10800 21600 21600 10800" draw:type="flowchart-process" draw:enhanced-path="M 0 0 L 21600 0 21600 21600 0 21600 0 0 Z N"/></draw:custom-shape></text:p>
      <text:p text:style-name="P1"/>
      <text:p text:style-name="P1"><draw:custom-shape text:anchor-type="paragraph" draw:z-index="44" draw:name="Фігура27" draw:style-name="gr32" svg:width="0.989cm" svg:height="1.976cm" svg:x="8.458cm" svg:y="0.48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draw:custom-shape text:anchor-type="paragraph" draw:z-index="50" draw:name="Фігура12" draw:style-name="gr21" draw:text-style-name="P19" svg:width="5.053cm" svg:height="6.577cm" svg:x="6.608cm" svg:y="0.235cm"><text:p text:style-name="P18"><text:span text:style-name="T8">Виводимо </text:span></text:p><text:p text:style-name="P18"><text:span text:style-name="T8">на екран </text:span></text:p><text:p text:style-name="P18"><text:span text:style-name="T8">посортований</text:span></text:p><text:p text:style-name="P18"><text:span text:style-name="T8">Масив і час</text:span></text:p><text:p text:style-name="P18"><text:span text:style-name="T8"><text:s/></text:span><text:span text:style-name="T8">затрачений</text:span></text:p><text:p text:style-name="P18"><text:span text:style-name="T8"><text:s/></text:span><text:span text:style-name="T8">на сортування</text:span></text:p><draw:enhanced-geometry svg:viewBox="0 0 21600 21600" draw:glue-points="10800 0 0 10800 10800 21600 21600 10800" draw:type="flowchart-process" draw:enhanced-path="M 0 0 L 21600 0 21600 21600 0 21600 0 0 Z N"/></draw:custom-shape></text:p>
      <text:p text:style-name="P1"/>
      <text:p text:style-name="P1"><draw:custom-shape text:anchor-type="paragraph" draw:z-index="54" draw:name="Фігура22" draw:style-name="gr36" svg:width="1.13cm" svg:height="4.799cm" svg:x="15.909cm" svg:y="0.05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draw:custom-shape text:anchor-type="paragraph" draw:z-index="52" draw:name="Фігура15" draw:style-name="gr34" svg:width="1.186cm" svg:height="3.867cm" svg:x="0.358cm" svg:y="0.22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draw:custom-shape text:anchor-type="paragraph" draw:z-index="53" draw:name="Фігура21" draw:style-name="gr35" svg:width="1.073cm" svg:height="2.823cm" svg:x="0.499cm" svg:y="-1.78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5" draw:name="Фігура23" draw:style-name="gr37" svg:width="0.791cm" svg:height="2.936cm" svg:x="16.332cm" svg:y="-1.6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6" draw:name="Фігура24" draw:style-name="gr38" svg:width="0.593cm" svg:height="2.456cm" svg:x="9.135cm" svg:y="-1.78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1"><draw:custom-shape text:anchor-type="paragraph" draw:z-index="32" draw:name="Фігура26" draw:style-name="gr30" svg:width="5.448cm" svg:height="1.565cm" svg:x="-0.009cm" svg:y="0.4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Фігура6" draw:style-name="gr6" draw:text-style-name="P20" svg:width="4.851cm" svg:height="2.476cm" svg:x="6.678cm" svg:y="0.106cm"><text:p text:style-name="P18"><text:span text:style-name="T8"/></text:p><text:p text:style-name="P18"><text:span text:style-name="T9">Кінець</text:span></text:p><text:p text:style-name="P18"><text:span text:style-name="T8"/></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1"><draw:custom-shape text:anchor-type="paragraph" draw:z-index="51" draw:name="Фігура13" draw:style-name="gr33" svg:width="4.77cm" svg:height="1.581cm" svg:x="13.086cm" svg:y="-0.1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
      <text:p text:style-name="P1"/>
      <text:p text:style-name="P1"/>
      <text:p text:style-name="P1"/>
      <text:p text:style-name="P1"/>
      <text:p text:style-name="P1"/>
      <text:p text:style-name="P2">Висновок:<text:span text:style-name="T7"> кожен із способів сортування має свої переваги. Спосіб вибірки найшвидший, спосіб вставки дозволяє добавляти елементи масиву під час сортування, а спосіб бульбашки використовується як основа для більш ефективних алгоритмів.</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667cm" fo:margin-left="2.91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22:15:48.509000000</meta:creation-date>
    <dc:date>2020-04-27T23:35:49.286000000</dc:date>
    <meta:editing-duration>PT15M39S</meta:editing-duration>
    <meta:editing-cycles>4</meta:editing-cycles>
    <meta:generator>LibreOffice/6.2.2.2$Windows_X86_64 LibreOffice_project/2b840030fec2aae0fd2658d8d4f9548af4e3518d</meta:generator>
    <meta:document-statistic meta:table-count="0" meta:image-count="0" meta:object-count="0" meta:page-count="5" meta:paragraph-count="23" meta:word-count="144" meta:character-count="1064" meta:non-whitespace-character-count="937"/>
  </office:meta>
</office:document-meta>
</file>